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975e" officeooo:paragraph-rsid="0007975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975e" officeooo:paragraph-rsid="000797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975e" officeooo:paragraph-rsid="0007975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7975e" officeooo:paragraph-rsid="0007975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7975e" officeooo:paragraph-rsid="0007975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7975e" officeooo:paragraph-rsid="0007975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975e" officeooo:paragraph-rsid="0007975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975e" officeooo:paragraph-rsid="0007975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7975e" officeooo:paragraph-rsid="0007975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975e" officeooo:paragraph-rsid="0007975e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0a10c9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0a10c9" officeooo:paragraph-rsid="000a10c9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0a10c9" officeooo:paragraph-rsid="000a45d7"/>
    </style:style>
    <style:style style:name="T1" style:family="text">
      <style:text-properties officeooo:rsid="00092d37"/>
    </style:style>
    <style:style style:name="T2" style:family="text">
      <style:text-properties officeooo:rsid="000a10c9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a10c9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252525" style:font-name="sans-serif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de projet d'ALGAV</text:p>
      <text:p text:style-name="P1"/>
      <text:p text:style-name="P4">Equipe : ??? Vanessa et LENOIR Boris</text:p>
      <text:p text:style-name="P4"/>
      <text:p text:style-name="P9">I / Présentation</text:p>
      <text:p text:style-name="P8"/>
      <text:p text:style-name="P5">1) Patricia-Tries</text:p>
      <text:p text:style-name="P5"/>
      <text:p text:style-name="P3">1 - </text:p>
      <text:p text:style-name="P3"/>
      <text:p text:style-name="P9">II / Fonctions avancées</text:p>
      <text:p text:style-name="P9"/>
      <text:p text:style-name="P6">3) Fonctions complexes</text:p>
      <text:p text:style-name="P6"/>
      <text:p text:style-name="P2">7 -</text:p>
      <text:p text:style-name="P2"/>
      <text:p text:style-name="P2">9 - </text:p>
      <text:p text:style-name="P2"/>
      <text:p text:style-name="P6">4) Complexités</text:p>
      <text:p text:style-name="P6"/>
      <text:p text:style-name="P2">10 – <text:span text:style-name="T1">Hybrid Tries :</text:span></text:p>
      <text:p text:style-name="P2"><text:tab/><text:span text:style-name="T2">Soit n le nombre de nœud dans l'hybrid trie.</text:span></text:p>
      <text:list xml:id="list9106088506929015859" text:style-name="L4">
        <text:list-item>
          <text:p text:style-name="P11"><text:span text:style-name="T4">Recherche →en nombre de comparaisons de caractères </text:span><text:span text:style-name="T5">θ</text:span><text:span text:style-name="T4">(log(n)) (hauteur de l'arbre).</text:span></text:p>
        </text:list-item>
        <text:list-item>
          <text:p text:style-name="P11"><text:span text:style-name="T4">ComptageMots → en nombre de comparaisons de nœuds </text:span><text:span text:style-name="T5">θ</text:span><text:span text:style-name="T4">(n).</text:span></text:p>
        </text:list-item>
        <text:list-item>
          <text:p text:style-name="P12"><text:span text:style-name="T3">ListeMots → en nombre de comparaisons de nœuds </text:span><text:span text:style-name="T5">θ</text:span><text:span text:style-name="T3">(n) .</text:span></text:p>
        </text:list-item>
        <text:list-item>
          <text:p text:style-name="P12"><text:span text:style-name="T3">ComptageNil → en nombre de comparaions de nœuds </text:span><text:span text:style-name="T5">θ</text:span><text:span text:style-name="T3">(n).</text:span></text:p>
        </text:list-item>
        <text:list-item>
          <text:p text:style-name="P12"><text:span text:style-name="T3">Hauteur → en nombre de comparaions de nœuds </text:span><text:span text:style-name="T5">θ</text:span><text:span text:style-name="T3">(n).</text:span></text:p>
        </text:list-item>
        <text:list-item>
          <text:p text:style-name="P13"><text:span text:style-name="T3">ProfondeurMoyenne → en nombre de comparaions de nœuds </text:span><text:span text:style-name="T5">θ</text:span><text:span text:style-name="T3">(n).</text:span></text:p>
        </text:list-item>
        <text:list-item>
          <text:p text:style-name="P13"><text:span text:style-name="T3">Prefixe → en nombre de comparaions de nœuds </text:span><text:span text:style-name="T5">θ</text:span><text:span text:style-name="T3">(n).</text:span></text:p>
        </text:list-item>
        <text:list-item>
          <text:p text:style-name="P13"><text:span text:style-name="T3">Suppression → en nombre de comparaisons de caractères </text:span><text:span text:style-name="T5">θ</text:span><text:span text:style-name="T3">(log(n)).</text:span></text:p>
        </text:list-item>
        <text:list-item>
          <text:p text:style-name="P12"><text:span text:style-name="T3">ConverstionHtoP → </text:span></text:p>
        </text:list-item>
        <text:list-item>
          <text:p text:style-name="P12"><text:span text:style-name="T3">ajoutEquilibrage → </text:span></text:p>
        </text:list-item>
      </text:list>
      <text:p text:style-name="P2"><text:tab/></text:p>
      <text:p text:style-name="P2"/>
      <text:p text:style-name="P6">4) Etude expérimentale</text:p>
      <text:p text:style-name="P6"/>
      <text:p text:style-name="P2">12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IR </meta:initial-creator>
    <meta:creation-date>2016-12-02T15:40:42.875630109</meta:creation-date>
    <meta:generator>LibreOffice/5.0.2.2$Windows_x86 LibreOffice_project/37b43f919e4de5eeaca9b9755ed688758a8251fe</meta:generator>
    <dc:date>2016-12-03T17:14:23.670000000</dc:date>
    <meta:editing-duration>PT15M5S</meta:editing-duration>
    <meta:editing-cycles>4</meta:editing-cycles>
    <meta:document-statistic meta:table-count="0" meta:image-count="0" meta:object-count="0" meta:page-count="1" meta:paragraph-count="25" meta:word-count="138" meta:character-count="766" meta:non-whitespace-character-count="655"/>
  </office:meta>
</office:document-meta>
</file>